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6.9cm" svg:y="31.9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6.5765880160521cm 57.7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765880160521cm 57.7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765707039033cm 57.7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765707039033cm 57.7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815177760977cm 57.7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815177760977cm 57.7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765339852123cm 57.7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765339852123cm 57.7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765166730636cm 57.7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765166730635cm 57.7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871649682025cm 52.8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871649682025cm 52.8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942151196507cm 52.8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942151196507cm 52.8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871982812101cm 52.8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871982812101cm 52.8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872610143724cm 52.8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872610143724cm 52.8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872692933019cm 52.8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872692933019cm 52.8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40.7779126691463cm 56.4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2539072386727cm 56.4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7289018103922cm 56.4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2038963821118cm 56.4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3029180974268cm 56.4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421cm 54.9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95cm 54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58cm 54.9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421cm 54.9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901cm 54.9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6.5214308363245cm 52.5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214308363245cm 52.5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214135241756cm 52.5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214135241756cm 52.5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2636059637cm 52.5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2636059637cm 52.5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213768054846cm 52.5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213768054846cm 52.5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213594933359cm 52.5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213594933359cm 52.5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320077884749cm 47.6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320077884749cm 47.6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390579399231cm 47.6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390579399231cm 47.6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320411014825cm 47.6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320411014825cm 47.6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321038346447cm 47.6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321038346447cm 47.6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321121135742cm 47.6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321121135742cm 47.6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40.7227554894187cm 51.2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198750058945cm 51.2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6737446306646cm 51.2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1487392023841cm 51.2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2477609176991cm 51.2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366cm 49.7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4cm 49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03cm 49.7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366cm 49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846cm 49.8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248298101539cm 57.5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248298101539cm 57.5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248124980051cm 57.5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248124980051cm 57.5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297595701994cm 57.5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297595701994cm 57.5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24775779314cm 57.5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24775779314cm 57.5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247584671653cm 57.5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247584671653cm 57.5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354067623043cm 52.7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354067623043cm 52.7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424569137525cm 52.6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424569137525cm 52.6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354400753118cm 52.7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354400753118cm 52.7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355028084741cm 52.6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355028084741cm 52.6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355110874036cm 52.6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355110874036cm 52.6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261544632481cm 56.2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5021490327744cm 56.2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77143604494cm 56.2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521381762136cm 56.2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511598915285cm 56.2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69cm 54.8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143cm 54.8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206cm 54.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69cm 54.8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49cm 54.8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096725426964cm 52.3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096725426964cm 52.3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096552305476cm 52.4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096552305476cm 52.4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14602302742cm 52.4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14602302742cm 52.4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096185118566cm 52.4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096185118566cm 52.4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096011997079cm 52.4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096011997079cm 52.4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202494948468cm 47.5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202494948468cm 47.5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272996462951cm 47.5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272996462951cm 47.5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202828078543cm 47.5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202828078544cm 47.5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203455410167cm 47.5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203455410167cm 47.5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203538199462cm 47.5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203538199462cm 47.5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109971957907cm 51.1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486991765317cm 51.1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619863370365cm 51.1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369809087561cm 51.1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360026240711cm 51.1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54cm 49.6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04cm 49.7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191cm 49.6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54cm 49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34cm 49.6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52486117355192cm 57.5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52486117355192cm 57.5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0.0248438614032cm 57.5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0.0248438614032cm 57.5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5297909335975cm 57.5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5297909335975cm 57.5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5.0248071427121cm 57.5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5.0248071427121cm 57.5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5247898305634cm 57.5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5247898305634cm 57.5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4354381257024cm 52.6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4354381257024cm 52.6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9424882771506cm 52.6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9424882771506cm 52.6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43547143871cm 52.6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43547143871cm 52.6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9355341718722cm 52.6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9355341718722cm 52.6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43554245080174cm 52.6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43554245080174cm 52.6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7261858266462cm 56.2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2021803961725cm 56.2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6771749678921cm 56.2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1521695396116cm 56.2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25119125492662cm 56.2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369cm 54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843cm 54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906cm 54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369cm 54.8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849cm 54.8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42196170950927cm 52.2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42196170950926cm 52.2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92194439736052cm 52.2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92194439736052cm 52.2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4268914695549cm 52.2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4268914695549cm 52.2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9219076786694cm 52.2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9219076786694cm 52.2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4218903665207cm 52.2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4218903665207cm 52.2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3325386616597cm 47.3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3325386616597cm 47.3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8395888131079cm 47.3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8395888131079cm 47.3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3325719746673cm 47.3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3325719746673cm 47.3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8326347078296cm 47.3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8326347078296cm 47.3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3326429867591cm 47.3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3326429867591cm 47.3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6232863626035cm 50.9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0992809321298cm 50.9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5742755038494cm 50.9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049270075569cm 50.9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14829179088397cm 50.9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266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74cm 49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803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266cm 49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746cm 49.5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9.6254591358248cm 56.3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9.5916160690747cm 50.9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676476381102cm 13.359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6.5873861646376cm 69.8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873861646376cm 69.8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873739510247cm 69.8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873739510247cm 69.8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923617374119cm 69.8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923617374119cm 69.8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87349523799cm 69.8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87349523799cm 69.8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873373101862cm 69.8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873373101862cm 69.8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877504020828cm 64.9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877504020828cm 64.9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947675580913cm 64.9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947675580913cm 64.9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877847140998cm 64.9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877847140998cm 64.9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878018701082cm 64.9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878018701082cm 64.9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878190261167cm 64.9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878190261167cm 64.9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86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26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737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21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311cm 68.5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738cm 67.3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738cm 67.3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212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212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9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75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75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963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738cm 67.3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738cm 67.3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217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217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906cm 67.0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6.5213861646376cm 64.6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213861646376cm 64.6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213739510247cm 64.6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213739510247cm 64.6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263617374119cm 64.6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263617374119cm 64.6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21349523799cm 64.6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21349523799cm 64.6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213373101862cm 64.6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213373101862cm 64.6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217504020828cm 59.7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217504020828cm 59.7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287675580913cm 59.7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287675580913cm 59.7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217847140998cm 59.7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217847140998cm 59.7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218018701082cm 59.7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218018701082cm 59.7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218190261167cm 59.7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218190261167cm 59.7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2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19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671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14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245cm 63.3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672cm 62.1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672cm 62.1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146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146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834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09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09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897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672cm 62.1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672cm 62.1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151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151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84cm 61.8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353861646376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353861646376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357847140997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357847140997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358190261167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358190261167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5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4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4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1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5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5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2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093861646376cm 64.5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093861646376cm 64.5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093739510247cm 64.5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093739510247cm 64.5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143617374119cm 64.5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143617374119cm 64.5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09349523799cm 64.5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09349523799cm 64.5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093373101862cm 64.5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093373101862cm 64.5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097504020828cm 59.6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097504020828cm 59.6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167675580913cm 59.6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167675580913cm 59.6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097847140997cm 59.6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097847140997cm 59.6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098018701082cm 59.6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098018701082cm 59.6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098190261167cm 59.6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098190261167cm 59.6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08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48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59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3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33cm 63.2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6cm 62.0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6cm 62.0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346cm 62.1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346cm 62.1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034cm 61.8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497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497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185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6cm 62.0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6cm 62.0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39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39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28cm 61.7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53538616463757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53538616463757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0.0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0.0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5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5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5.0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5.0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5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5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4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4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9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9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4357847140998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4357847140998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9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9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43581902611672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43581902611672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7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2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6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1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2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6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6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1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1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8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2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2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9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6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6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1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1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8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42138616463757cm 64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42138616463757cm 64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92137395102472cm 64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92137395102472cm 64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4263617374119cm 64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4263617374119cm 64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921349523799cm 64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921349523799cm 64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4213373101862cm 64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4213373101862cm 64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3217504020828cm 59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3217504020828cm 59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8287675580913cm 59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8287675580913cm 59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3217847140997cm 59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3217847140998cm 59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8218018701082cm 59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8218018701082cm 59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32181902611672cm 59.5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32181902611672cm 59.5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62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09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571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04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145cm 63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572cm 61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572cm 61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046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046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734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109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109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797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572cm 61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572cm 61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051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051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74cm 61.6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9.6333792346937cm 68.4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9.5883792346937cm 63.1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7.0999637944327cm 29.399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-0.0153588974175512) translate (18.2836412140125cm 40.9932346207925cm)" svg:viewBox="0 0 2401 1201" draw:points="0,1201 2401,1201 2401,0 0,0">
          <text:p/>
        </draw:polygon>
        <draw:polygon draw:style-name="gr7" draw:text-style-name="P4" draw:layer="layout" svg:width="2.4cm" svg:height="1.2cm" draw:transform="rotate (-1.57899937427927) translate (50.4018341771775cm 57.5189624227674cm)" svg:viewBox="0 0 2401 1201" draw:points="0,1201 2401,1201 2401,0 0,0">
          <text:p/>
        </draw:polygon>
        <draw:line draw:style-name="gr26" draw:text-style-name="P13" draw:layer="layout" svg:x1="58.2cm" svg:y1="30.6cm" svg:x2="60.5cm" svg:y2="30.6cm">
          <text:p/>
        </draw:line>
        <draw:frame draw:style-name="gr27" draw:text-style-name="P14" draw:layer="layout" svg:width="1.4cm" svg:height="0.962cm" svg:x="58.6cm" svg:y="29.4cm">
          <draw:text-box>
            <text:p>1m</text:p>
          </draw:text-box>
        </draw:frame>
        <draw:line draw:style-name="gr26" draw:text-style-name="P13" draw:layer="layout" svg:x1="52.6cm" svg:y1="31.1cm" svg:x2="75.7cm" svg:y2="31.1cm">
          <text:p/>
        </draw:line>
        <draw:frame draw:style-name="gr28" draw:text-style-name="P14" draw:layer="layout" svg:width="2.7cm" svg:height="0.962cm" svg:x="58.4cm" svg:y="31.3cm">
          <draw:text-box>
            <text:p>10 m</text:p>
          </draw:text-box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16:44:37.025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2H18M31S</meta:editing-duration>
    <meta:editing-cycles>21</meta:editing-cycles>
    <meta:document-statistic meta:object-count="3109"/>
    <meta:user-defined meta:name="category"/>
    <meta:user-defined meta:name="company"/>
    <meta:template xlink:type="simple" xlink:actuate="onRequest" xlink:title="HOMPLN_M.VSTX" xlink:href=""/>
  </office:meta>
</office:document-meta>
</file>